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halkboard" svg:font-family="Chalkbo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nlo-Regular" svg:font-family="Menlo-Regular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="Arrowheads_20_4" draw:marker-start-width="0.279cm" draw:marker-end="Arrowheads_20_4" draw:marker-end-width="0.379cm" draw:fill="none" draw:textarea-vertical-align="middle" fo:padding-top="0.151cm" fo:padding-bottom="0.151cm" fo:padding-left="0.276cm" fo:padding-right="0.276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7.534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15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729cm" fo:min-width="3.52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2.92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161cm" fo:min-width="5.61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274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61cm" fo:min-width="12.39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161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3.861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96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61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Noto Sans1"/>
    </style:style>
    <style:style style:name="P2" style:family="paragraph">
      <loext:graphic-properties draw:fill="none" draw:fill-color="#ffffff"/>
      <style:text-properties style:font-name="Noto Sans1" fo:font-weight="bold" style:font-weight-asian="bold" style:font-weight-complex="bold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Noto Sans1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8d281e" loext:opacity="100%" style:font-name="Chalkboard"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="none" draw:fill-color="#ffffff"/>
      <style:paragraph-properties fo:text-align="end"/>
      <style:text-properties style:font-name="Noto Sans1" fo:font-size="20pt" fo:font-weight="normal" style:font-size-asian="20pt" style:font-weight-asian="normal" style:font-size-complex="20pt" style:font-weight-complex="normal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style:font-name="Noto Sans1" fo:font-size="20pt" fo:font-weight="normal" style:font-size-asian="20pt" style:font-weight-asian="normal" style:font-size-complex="20pt" style:font-weight-complex="normal"/>
    </style:style>
    <style:style style:name="P10" style:family="paragraph">
      <style:paragraph-properties fo:margin-left="0cm" fo:margin-right="0cm" fo:margin-top="0cm" fo:margin-bottom="0cm" fo:line-height="100%" fo:text-align="end" fo:text-indent="0cm"/>
    </style:style>
    <style:style style:name="T1" style:family="text">
      <style:text-properties style:font-name="Noto Sans1" fo:font-weight="bold" style:font-weight-asian="bold" style:font-weight-complex="bold"/>
    </style:style>
    <style:style style:name="T2" style:family="text">
      <style:text-properties fo:color="#8d281e" loext:opacity="100%" style:font-name="Chalkboard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Noto Sans1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20pt" fo:font-style="normal" fo:text-shadow="none" style:text-underline-style="none" fo:font-weight="normal" style:letter-kerning="true" style:font-name-asian="Menlo-Regular" style:font-size-asian="20pt" style:font-style-asian="normal" style:font-weight-asian="normal" style:font-name-complex="Menlo-Regular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85cm" svg:y1="1cm" svg:x2="14.85cm" svg:y2="20cm">
          <text:p/>
        </draw:line>
        <draw:line draw:style-name="gr1" draw:text-style-name="P1" draw:layer="layout" svg:x1="5.35cm" svg:y1="10.5cm" svg:x2="24.35cm" svg:y2="10.5cm">
          <text:p/>
        </draw:line>
        <draw:frame draw:style-name="gr2" draw:text-style-name="P2" draw:layer="layout" svg:width="8.034cm" svg:height="1.115cm" svg:x="11.157cm" svg:y="0.038cm">
          <draw:text-box>
            <text:p><text:span text:style-name="T1">verificação na execução</text:span></text:p>
          </draw:text-box>
        </draw:frame>
        <draw:frame draw:style-name="gr3" draw:text-style-name="P2" draw:layer="layout" svg:width="6.658cm" svg:height="1.115cm" svg:x="11.864cm" svg:y="20.038cm">
          <draw:text-box>
            <text:p><text:span text:style-name="T1">verificação estática</text:span></text:p>
          </draw:text-box>
        </draw:frame>
        <draw:frame draw:style-name="gr4" draw:text-style-name="P4" draw:layer="layout" svg:width="4.021cm" svg:height="1.979cm" svg:x="1.327cm" svg:y="9.464cm">
          <draw:text-box>
            <text:p text:style-name="P3"><text:span text:style-name="T1">tipos</text:span></text:p>
            <text:p text:style-name="P3"><text:span text:style-name="T1">estruturais</text:span></text:p>
          </draw:text-box>
        </draw:frame>
        <draw:frame draw:style-name="gr5" draw:text-style-name="P2" draw:layer="layout" svg:width="3.422cm" svg:height="1.979cm" svg:x="24.322cm" svg:y="9.464cm">
          <draw:text-box>
            <text:p><text:span text:style-name="T1">tipos</text:span></text:p>
            <text:p><text:span text:style-name="T1">nominais</text:span></text:p>
          </draw:text-box>
        </draw:frame>
        <draw:frame draw:style-name="gr6" draw:text-style-name="P6" draw:layer="layout" svg:width="12.801cm" svg:height="1.411cm" svg:x="1cm" svg:y="2.337cm">
          <draw:text-box>
            <text:p text:style-name="P5"><text:span text:style-name="T2">tipagem pato</text:span></text:p>
          </draw:text-box>
        </draw:frame>
        <draw:frame draw:style-name="gr7" draw:text-style-name="P6" draw:layer="layout" svg:width="12.897cm" svg:height="1.524cm" svg:x="15.803cm" svg:y="2.28cm">
          <draw:text-box>
            <text:p text:style-name="P5"><text:span text:style-name="T2">tipagem ganso</text:span></text:p>
          </draw:text-box>
        </draw:frame>
        <draw:frame draw:style-name="gr8" draw:text-style-name="P6" draw:layer="layout" svg:width="12.897cm" svg:height="1.411cm" svg:x="15.803cm" svg:y="16.736cm">
          <draw:text-box>
            <text:p text:style-name="P5"><text:span text:style-name="T2">tipagem estática</text:span></text:p>
          </draw:text-box>
        </draw:frame>
        <draw:frame draw:style-name="gr9" draw:text-style-name="P6" draw:layer="layout" svg:width="12.801cm" svg:height="1.411cm" svg:x="1cm" svg:y="16.736cm">
          <draw:text-box>
            <text:p text:style-name="P5"><text:span text:style-name="T2">tipagem pato estática</text:span></text:p>
          </draw:text-box>
        </draw:frame>
        <draw:frame draw:style-name="gr10" draw:text-style-name="P7" draw:layer="layout" svg:width="5.48cm" svg:height="4.111cm" svg:x="8.321cm" svg:y="5.4cm">
          <draw:text-box>
            <text:p text:style-name="P3"><text:span text:style-name="T3">Python</text:span></text:p>
            <text:p text:style-name="P3"><text:span text:style-name="T3">TypeScript</text:span></text:p>
            <text:p text:style-name="P3"><text:span text:style-name="T3">JavaScript</text:span></text:p>
            <text:p text:style-name="P3"><text:span text:style-name="T3">Smalltalk</text:span></text:p>
          </draw:text-box>
        </draw:frame>
        <draw:frame draw:style-name="gr11" draw:text-style-name="P9" draw:layer="layout" svg:width="7.079cm" svg:height="3.146cm" svg:x="15.803cm" svg:y="6.365cm">
          <draw:text-box>
            <text:p text:style-name="P8"><text:span text:style-name="T3">Python </text:span><text:span text:style-name="T4">≥ 2.6</text:span><text:span text:style-name="T3"> </text:span></text:p>
            <text:p text:style-name="P8"><text:span text:style-name="T3">TypeScript</text:span></text:p>
            <text:p text:style-name="P8"><text:span text:style-name="T3">Go</text:span></text:p>
          </draw:text-box>
        </draw:frame>
        <draw:frame draw:style-name="gr12" draw:text-style-name="P9" draw:layer="layout" svg:width="7.266cm" svg:height="4.111cm" svg:x="15.803cm" svg:y="11.513cm">
          <draw:text-box>
            <text:p text:style-name="P8"><text:span text:style-name="T3">Python </text:span><text:span text:style-name="T4">≥ 3.5</text:span></text:p>
            <text:p text:style-name="P8"><text:span text:style-name="T3">TypeScript</text:span></text:p>
            <text:p text:style-name="P8"><text:span text:style-name="T3">Go</text:span></text:p>
            <text:p text:style-name="P8"><text:span text:style-name="T3">Java</text:span></text:p>
          </draw:text-box>
        </draw:frame>
        <draw:frame draw:style-name="gr12" draw:text-style-name="P7" draw:layer="layout" svg:width="4.624cm" svg:height="4.111cm" svg:x="9.177cm" svg:y="11.513cm">
          <draw:text-box>
            <text:p text:style-name="P3"><text:span text:style-name="T3">Python </text:span><text:span text:style-name="T4">≥ 3.8</text:span></text:p>
            <text:p text:style-name="P10"><text:span text:style-name="T3">TypeScript</text:span></text:p>
            <text:p text:style-name="P10"><text:span text:style-name="T3">Go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halkboard" svg:font-family="Chalkbo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nlo-Regular" svg:font-family="Menlo-Regular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4" draw:display-name="Arrowheads 4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14:53:50.498399000</meta:creation-date>
    <dc:date>2025-10-21T18:30:22.294638000</dc:date>
    <meta:editing-duration>PT17M29S</meta:editing-duration>
    <meta:editing-cycles>5</meta:editing-cycles>
    <meta:generator>LibreOffice/25.8.1.1$MacOSX_AARCH64 LibreOffice_project/54047653041915e595ad4e45cccea684809c77b5</meta:generator>
    <meta:document-statistic meta:object-count="14"/>
  </office:meta>
</office:document-meta>
</file>